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dfc" officeooo:paragraph-rsid="0014ddfc"/>
    </style:style>
    <style:style style:name="P2" style:family="paragraph" style:parent-style-name="Standard">
      <style:text-properties fo:font-size="16pt" officeooo:rsid="0014ddfc" officeooo:paragraph-rsid="0014ddfc" style:font-size-asian="14pt" style:font-size-complex="16pt"/>
    </style:style>
    <style:style style:name="P3" style:family="paragraph" style:parent-style-name="Standard">
      <style:text-properties fo:font-size="16pt" officeooo:rsid="0014ddfc" officeooo:paragraph-rsid="0016a22f" style:font-size-asian="14pt" style:font-size-complex="16pt"/>
    </style:style>
    <style:style style:name="P4" style:family="paragraph" style:parent-style-name="Standard">
      <style:text-properties fo:font-size="16pt" officeooo:rsid="0014ddfc" officeooo:paragraph-rsid="001ada34" style:font-size-asian="14pt" style:font-size-complex="16pt"/>
    </style:style>
    <style:style style:name="P5" style:family="paragraph" style:parent-style-name="Standard">
      <style:text-properties fo:font-size="16pt" officeooo:rsid="00184461" officeooo:paragraph-rsid="00184461" style:font-size-asian="14pt" style:font-size-complex="16pt"/>
    </style:style>
    <style:style style:name="P6" style:family="paragraph" style:parent-style-name="Standard">
      <style:text-properties fo:font-size="16pt" officeooo:rsid="0019af7b" officeooo:paragraph-rsid="0019af7b" style:font-size-asian="14pt" style:font-size-complex="16pt"/>
    </style:style>
    <style:style style:name="P7" style:family="paragraph" style:parent-style-name="Standard">
      <style:text-properties fo:font-size="16pt" fo:font-style="normal" fo:font-weight="normal" officeooo:rsid="0014ddfc" officeooo:paragraph-rsid="0014ddfc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fo:font-weight="normal" officeooo:rsid="0014ddfc" officeooo:paragraph-rsid="00168c94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officeooo:rsid="0019af7b" officeooo:paragraph-rsid="001ada34" fo:background-color="transparent" style:font-size-asian="14pt" style:font-size-complex="16pt"/>
    </style:style>
    <style:style style:name="P10" style:family="paragraph" style:parent-style-name="Standard">
      <style:text-properties fo:font-size="16pt" officeooo:rsid="0014ddfc" officeooo:paragraph-rsid="0014ddfc" style:font-size-asian="14pt" style:font-size-complex="16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fo:background-color="#339966" loext:char-shading-value="0" style:font-size-asian="18pt" style:font-weight-asian="bold" style:font-size-complex="18pt" style:font-weight-complex="bold"/>
    </style:style>
    <style:style style:name="T3" style:family="text">
      <style:text-properties fo:background-color="#339966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Audit Title: FixNix Audit Management</text:span></text:p>
      <text:p text:style-name="P1"/>
      <text:p text:style-name="P2"/>
      <text:p text:style-name="P2">Auditor: <text:span text:style-name="T5">Shanmugavel</text:span><text:tab/>Auditee: <text:span text:style-name="T5">FixNix</text:span><text:span text:style-name="T4"><text:tab/></text:span> <text:tab/><text:tab/>Client<text:span text:style-name="T6">: </text:span><text:span text:style-name="T5">xxxx</text:span></text:p>
      <text:p text:style-name="P2"/>
      <text:p text:style-name="P8">Type: Internal Audit <text:s text:c="10"/>Location: Chennai<text:tab/><text:tab/>Department:FixNix</text:p>
      <text:p text:style-name="P7"/>
      <text:p text:style-name="P7">Team: Audit <text:tab/><text:tab/><text:tab/>Complaince Type:Non-Compliance</text:p>
      <text:p text:style-name="P7"/>
      <text:p text:style-name="P7">Start Date: 09/06/2014<text:tab/>End Date: 15/06/2014<text:tab/> <text:s text:c="9"/></text:p>
      <text:p text:style-name="P7"><draw:line text:anchor-type="paragraph" draw:z-index="0" draw:style-name="gr1" draw:text-style-name="P11" svg:x1="-2.071cm" svg:y1="0.626cm" svg:x2="18.963cm" svg:y2="0.6cm"><text:p/></draw:lin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9:38:47.285292491</meta:creation-date>
    <dc:date>2014-06-10T19:22:57.503056269</dc:date>
    <meta:editing-duration>PT9H13M26S</meta:editing-duration>
    <meta:editing-cycles>9</meta:editing-cycles>
    <meta:generator>LibreOffice/4.2.3.3$Linux_X86_64 LibreOffice_project/420m0$Build-3</meta:generator>
    <meta:document-statistic meta:table-count="0" meta:image-count="0" meta:object-count="0" meta:page-count="1" meta:paragraph-count="5" meta:word-count="27" meta:character-count="257" meta:non-whitespace-character-count="204"/>
  </office:meta>
</office:document-meta>
</file>